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0a1a59" officeooo:paragraph-rsid="000a1a59"/>
    </style:style>
    <style:style style:name="P2" style:family="paragraph" style:parent-style-name="Standard">
      <style:paragraph-properties fo:text-align="center" style:justify-single-word="false"/>
      <style:text-properties officeooo:rsid="000a1a59" officeooo:paragraph-rsid="000a1a59"/>
    </style:style>
    <style:style style:name="P3" style:family="paragraph" style:parent-style-name="Standard">
      <style:paragraph-properties fo:text-align="center" style:justify-single-word="false"/>
      <style:text-properties fo:font-size="16pt" fo:font-weight="bold" officeooo:rsid="000a1a59" officeooo:paragraph-rsid="000a1a59" style:font-size-asian="14pt" style:font-weight-asian="bold" style:font-size-complex="16pt" style:font-weight-complex="bold"/>
    </style:style>
    <style:style style:name="P4" style:family="paragraph" style:parent-style-name="Standard">
      <style:paragraph-properties fo:text-align="center" style:justify-single-word="false"/>
      <style:text-properties fo:font-size="22pt" fo:font-weight="bold" officeooo:rsid="000a1a59" officeooo:paragraph-rsid="000a1a59" style:font-size-asian="22pt" style:font-weight-asian="bold" style:font-size-complex="22pt" style:font-weight-complex="bold"/>
    </style:style>
    <style:style style:name="P5" style:family="paragraph" style:parent-style-name="Standard">
      <style:text-properties officeooo:rsid="000ab3f9" officeooo:paragraph-rsid="000ab3f9"/>
    </style:style>
    <style:style style:name="P6" style:family="paragraph" style:parent-style-name="Standard">
      <style:text-properties officeooo:rsid="000ba22b" officeooo:paragraph-rsid="000ba22b"/>
    </style:style>
    <style:style style:name="P7" style:family="paragraph" style:parent-style-name="Heading_20_1">
      <style:paragraph-properties fo:text-align="center" style:justify-single-word="false" fo:break-before="page"/>
      <style:text-properties officeooo:rsid="000ab3f9" officeooo:paragraph-rsid="000ab3f9"/>
    </style:style>
    <style:style style:name="P8" style:family="paragraph" style:parent-style-name="Heading_20_2">
      <style:text-properties officeooo:rsid="000ab3f9" officeooo:paragraph-rsid="000ab3f9"/>
    </style:style>
    <style:style style:name="T1" style:family="text">
      <style:text-properties officeooo:rsid="000ab3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c 457 – Term Project</text:p>
      <text:p text:style-name="P1"/>
      <text:p text:style-name="P1"/>
      <text:p text:style-name="P1"/>
      <text:p text:style-name="P1"/>
      <text:p text:style-name="P3"/>
      <text:p text:style-name="P3"/>
      <text:p text:style-name="P3"/>
      <text:p text:style-name="P3"/>
      <text:p text:style-name="P3"/>
      <text:p text:style-name="P3"/>
      <text:p text:style-name="P4">Preschool Database Syste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y</text:p>
      <text:p text:style-name="P3"/>
      <text:p text:style-name="P2">Brian Ayeh</text:p>
      <text:p text:style-name="P2">Matthew Hendrickson</text:p>
      <text:p text:style-name="P2">Zachary Kombet</text:p>
      <text:p text:style-name="P3"/>
      <text:h text:style-name="P7" text:outline-level="1">Database Design Report</text:h>
      <text:h text:style-name="Heading_20_2" text:outline-level="2">Introduction</text:h>
      <text:p text:style-name="P1"/>
      <text:p text:style-name="P1">A preschool has specific record keeping needs that could benefit from a database application. A preschool is made up of a body of students, teachers, and classes. Data is required to track student and teacher records as well as planning for new classes. The target business for this project is a preschool that is using paper records and desires an application to digitize their records and ease the administrative tasks that the school director is responsible for. Because the school does not have it’s own computers, the optimal solution would be web based so that the records can be accessed from any computer. A web based database system will be built <text:span text:style-name="T1">that caters to the specific needs of a small preschool.</text:span></text:p>
      <text:p text:style-name="P1"/>
      <text:h text:style-name="P8" text:outline-level="2">Target Business – Messiah United Methodist Preschool</text:h>
      <text:p text:style-name="P5"/>
      <text:p text:style-name="P5">The target business is a small preschool in Glen Burnie, MD that has a staff of 1 director, 4 full time teachers, and 4 assistants and a student body of about 50 kids of ages 2, 3, and 4 years old.</text:p>
      <text:p text:style-name="P5"/>
      <text:h text:style-name="Heading_20_2" text:outline-level="2">Business Processes</text:h>
      <text:p text:style-name="P5"/>
      <text:p text:style-name="P6">Business</text:p>
      <text:h text:style-name="Heading_20_2" text:outline-level="2">User Requirements</text:h>
      <text:p text:style-name="P5"/>
      <text:p text:style-name="P5">The us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2:25:34.066703870</meta:creation-date>
    <dc:date>2016-11-22T13:07:10.182660789</dc:date>
    <meta:editing-duration>PT15S</meta:editing-duration>
    <meta:editing-cycles>1</meta:editing-cycles>
    <meta:document-statistic meta:table-count="0" meta:image-count="0" meta:object-count="0" meta:page-count="2" meta:paragraph-count="15" meta:word-count="193" meta:character-count="1138" meta:non-whitespace-character-count="958"/>
    <meta:generator>LibreOffice/5.2.2.2.0$Linux_X86_64 LibreOffice_project/20m0$Build-2</meta:generator>
  </office:meta>
</office:document-meta>
</file>